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4pt" officeooo:rsid="0008b35b" officeooo:paragraph-rsid="0008b35b" style:font-size-asian="14pt" style:font-size-complex="14pt"/>
    </style:style>
    <style:style style:name="P2" style:family="paragraph" style:parent-style-name="Standard">
      <style:text-properties style:font-name="Liberation Sans" fo:font-size="14pt" fo:font-weight="bold" officeooo:rsid="000cef7e" officeooo:paragraph-rsid="000cef7e" style:font-size-asian="14pt" style:font-weight-asian="bold" style:font-size-complex="14pt" style:font-weight-complex="bold"/>
    </style:style>
    <style:style style:name="P3" style:family="paragraph" style:parent-style-name="Standard">
      <style:text-properties style:font-name="Liberation Sans" fo:font-size="14pt" fo:font-weight="normal" officeooo:rsid="000cef7e" officeooo:paragraph-rsid="000cef7e" style:font-size-asian="14pt" style:font-weight-asian="normal" style:font-size-complex="14pt" style:font-weight-complex="normal"/>
    </style:style>
    <style:style style:name="P4" style:family="paragraph" style:parent-style-name="Standard">
      <style:text-properties style:font-name="Liberation Sans" fo:font-size="12pt" officeooo:rsid="0008b35b" officeooo:paragraph-rsid="0008b35b" style:font-size-asian="10.5pt" style:font-size-complex="12pt"/>
    </style:style>
    <style:style style:name="P5" style:family="paragraph" style:parent-style-name="Standard">
      <style:text-properties style:font-name="Liberation Sans" officeooo:paragraph-rsid="0008b35b"/>
    </style:style>
    <style:style style:name="P6" style:family="paragraph" style:parent-style-name="Text_20_body">
      <style:text-properties style:font-name="Liberation Sans"/>
    </style:style>
    <style:style style:name="P7" style:family="paragraph" style:parent-style-name="Heading_20_4">
      <style:text-properties style:font-name="Liberation Sans" fo:font-size="14pt" officeooo:rsid="0008b35b" officeooo:paragraph-rsid="0008b35b" style:font-size-asian="14pt" style:font-size-complex="14pt"/>
    </style:style>
    <style:style style:name="P8" style:family="paragraph" style:parent-style-name="Heading_20_4">
      <style:text-properties style:font-name="Liberation Sans" officeooo:paragraph-rsid="0008b35b"/>
    </style:style>
    <style:style style:name="P9" style:family="paragraph" style:parent-style-name="Preformatted_20_Text">
      <style:text-properties style:font-name="Liberation Sans" fo:font-style="italic" style:font-style-asian="italic" style:font-style-complex="italic"/>
    </style:style>
    <style:style style:name="P10" style:family="paragraph" style:parent-style-name="Preformatted_20_Text">
      <style:text-properties style:font-name="Liberation Sans" fo:font-style="normal" fo:font-weight="bold" style:font-style-asian="normal" style:font-weight-asian="bold" style:font-style-complex="normal" style:font-weight-complex="bold"/>
    </style:style>
    <style:style style:name="P11" style:family="paragraph" style:parent-style-name="Preformatted_20_Text">
      <style:paragraph-properties fo:margin-top="0cm" fo:margin-bottom="0.499cm" loext:contextual-spacing="false"/>
      <style:text-properties style:font-name="Liberation Sans" fo:font-style="normal" fo:font-weight="bold" style:font-style-asian="normal" style:font-weight-asian="bold" style:font-style-complex="normal" style:font-weight-complex="bold"/>
    </style:style>
    <style:style style:name="T1" style:family="text">
      <style:text-properties fo:font-style="italic"/>
    </style:style>
    <style:style style:name="T2" style:family="text">
      <style:text-properties fo:font-size="12pt" style:font-size-asian="10.5pt" style:font-size-complex="12pt"/>
    </style:style>
    <style:style style:name="T3" style:family="text">
      <style:text-properties fo:font-size="12pt" officeooo:rsid="0008b35b"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Makefiles</text:span></text:p>
      <text:p text:style-name="P4">GNU Make is a tool which controls the generation of executables and other non-source files of a program from the program's source files. </text:p>
      <text:p text:style-name="P4"/>
      <text:p text:style-name="P4">Make gets its knowledge of how to build your program from a file called the <text:span text:style-name="T1">makefile</text:span>, which lists each of the non-source files and how to compute it from other files. When you write a program, you should write a makefile for it, so that it is possible to use Make to build and install the program.</text:p>
      <text:p text:style-name="P4"/>
      <text:h text:style-name="P7" text:outline-level="4">Capabilities of Make</text:h>
      <text:p text:style-name="P5"><text:span text:style-name="T3">- </text:span>Make enables the end user to build and install your package without knowing the details of how that is done</text:p>
      <text:p text:style-name="P4"/>
      <text:p text:style-name="P5"><text:span text:style-name="T3">- </text:span>Make figures out automatically which files it needs to update, based on which source files have changed. Make figures out automatically which files it needs to update, based on which source files have changed.</text:p>
      <text:p text:style-name="P5"/>
      <text:h text:style-name="P8" text:outline-level="4">Make Rules and Targets</text:h>
      <text:p text:style-name="P6">A <text:span text:style-name="T1">rule</text:span> in the makefile tells Make how to execute a series of commands in order to build a <text:span text:style-name="T1">target</text:span> file from source files. It also specifies a list of <text:span text:style-name="T1">dependencies</text:span> of the target file. This list should include all files (whether source files or other targets) which are used as inputs to the commands in the rule. </text:p>
      <text:p text:style-name="P6">Here is what a simple rule looks like: </text:p>
      <text:p text:style-name="P9"><text:tab/><text:span text:style-name="T7">target: <text:s text:c="2"/>dependencies ...</text:span></text:p>
      <text:p text:style-name="P10"><text:s text:c="10"/><text:tab/><text:tab/> commands</text:p>
      <text:p text:style-name="P11"><text:s text:c="10"/><text:tab/><text:tab/> ...</text:p>
      <text:p text:style-name="P5"/>
      <text:p text:style-name="P2">Running Make command</text:p>
      <text:p text:style-name="P2"/>
      <text:p text:style-name="P3"><text:tab/><text:span text:style-name="T5">make</text:span><text:span text:style-name="T2">; <text:tab/><text:tab/>// <text:s/>by default takes Makefile/makefile</text:span></text:p>
      <text:p text:style-name="P3"><text:span text:style-name="T2"><text:tab/></text:span><text:span text:style-name="T5">make</text:span><text:span text:style-name="T2"> </text:span><text:span text:style-name="T4">-f</text:span><text:span text:style-name="T2"> Mymake;<text:tab/>// <text:s/>-f specifies file to be used by make</text:span></text:p>
      <text:p text:style-name="P3"><text:span text:style-name="T2"><text:tab/></text:span><text:span text:style-name="T5">make</text:span><text:span text:style-name="T2"> </text:span><text:span text:style-name="T4">-j </text:span><text:span text:style-name="T2">4;<text:tab/><text:tab/>// <text:s/>-j specifies number of threads created by m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7:50:25.322780030</meta:creation-date>
    <dc:date>2017-07-11T08:08:02.694621497</dc:date>
    <meta:editing-duration>PT17M36S</meta:editing-duration>
    <meta:editing-cycles>6</meta:editing-cycles>
    <meta:generator>LibreOffice/5.1.6.2$Linux_x86 LibreOffice_project/10m0$Build-2</meta:generator>
    <meta:document-statistic meta:table-count="0" meta:image-count="0" meta:object-count="0" meta:page-count="1" meta:paragraph-count="16" meta:word-count="248" meta:character-count="1406" meta:non-whitespace-character-count="1133"/>
  </office:meta>
</office:document-meta>
</file>